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color="#ff0000" style:font-name="Calibri Light" fo:font-size="16pt" fo:language="en" fo:country="US" fo:font-weight="bold" style:font-size-asian="16pt" style:font-weight-asian="bold" style:font-name-complex="Calibri Light1" style:font-size-complex="16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>
      <style:paragraph-properties fo:margin-top="0cm" fo:margin-bottom="0cm" fo:line-height="200%"/>
    </style:style>
    <style:style style:name="P5" style:family="paragraph" style:parent-style-name="List_20_Paragraph" style:list-style-name="WWNum1">
      <style:paragraph-properties fo:margin-left="1.259cm" fo:margin-right="0cm" fo:margin-top="0cm" fo:margin-bottom="0cm" fo:line-height="200%" fo:text-indent="-0.63cm" style:auto-text-indent="false"/>
    </style:style>
    <style:style style:name="P6" style:family="paragraph" style:parent-style-name="List_20_Paragraph" style:list-style-name="WWNum1">
      <style:paragraph-properties fo:margin-left="1.259cm" fo:margin-right="0cm" fo:margin-top="0cm" fo:margin-bottom="0cm" fo:line-height="200%" fo:text-indent="-0.63cm" style:auto-text-indent="false"/>
    </style:style>
    <style:style style:name="P7" style:family="paragraph" style:parent-style-name="List_20_Paragraph" style:list-style-name="WWNum1">
      <style:paragraph-properties fo:margin-left="1.259cm" fo:margin-right="0cm" fo:margin-top="0cm" fo:margin-bottom="0cm" fo:line-height="200%" fo:text-indent="-0.63cm" style:auto-text-indent="false">
        <style:tab-stops>
          <style:tab-stop style:position="1.693cm"/>
        </style:tab-stops>
      </style:paragraph-properties>
    </style:style>
    <style:style style:name="P8" style:family="paragraph" style:parent-style-name="List_20_Paragraph" style:list-style-name="WWNum1">
      <style:paragraph-properties fo:margin-left="1.259cm" fo:margin-right="0cm" fo:margin-top="0cm" fo:margin-bottom="0cm" fo:line-height="200%" fo:text-indent="-0.63cm" style:auto-text-indent="false">
        <style:tab-stops>
          <style:tab-stop style:position="6.223cm"/>
        </style:tab-stops>
      </style:paragraph-properties>
    </style:style>
    <style:style style:name="P9" style:family="paragraph" style:parent-style-name="List_20_Paragraph" style:list-style-name="WWNum1">
      <style:paragraph-properties fo:margin-left="0.63cm" fo:margin-right="0cm" fo:margin-top="0cm" fo:margin-bottom="0cm" fo:line-height="200%" fo:text-indent="0cm" style:auto-text-indent="false"/>
    </style:style>
    <style:style style:name="P10" style:family="paragraph" style:parent-style-name="List_20_Paragraph" style:list-style-name="L1">
      <style:paragraph-properties fo:margin-left="0cm" fo:margin-right="0cm" fo:margin-top="0cm" fo:margin-bottom="0cm" fo:line-height="200%" fo:text-indent="0cm" style:auto-text-indent="false"/>
    </style:style>
    <style:style style:name="P11" style:family="paragraph" style:parent-style-name="Normal_20__28_Web_29_" style:list-style-name="WWNum1">
      <style:paragraph-properties fo:margin-left="1.259cm" fo:margin-right="0cm" fo:margin-top="0cm" fo:margin-bottom="0cm" fo:line-height="200%" fo:text-indent="-0.63cm" style:auto-text-indent="false"/>
    </style:style>
    <style:style style:name="T1" style:family="text">
      <style:text-properties fo:font-variant="small-caps" style:font-name="Calibri Light" fo:font-size="16pt" fo:language="en" fo:country="US" fo:font-weight="bold" style:font-size-asian="16pt" style:font-weight-asian="bold" style:font-name-complex="Calibri Light1" style:font-size-complex="16pt"/>
    </style:style>
    <style:style style:name="T2" style:family="text">
      <style:text-properties fo:font-variant="small-caps" fo:color="#0070c0" style:font-name="Calibri Light" fo:font-size="16pt" fo:language="en" fo:country="US" style:font-size-asian="16pt" style:font-name-complex="Calibri Light1" style:font-size-complex="16pt"/>
    </style:style>
    <style:style style:name="T3" style:family="text">
      <style:text-properties fo:font-variant="small-caps" fo:color="#0070c0" style:font-name="Calibri Light" fo:font-size="16pt" fo:language="en" fo:country="US" fo:font-weight="bold" style:font-size-asian="16pt" style:font-weight-asian="bold" style:font-name-complex="Calibri Light1" style:font-size-complex="16pt"/>
    </style:style>
    <style:style style:name="T4" style:family="text">
      <style:text-properties style:font-name="Calibri Light" fo:language="en" fo:country="US" style:font-name-complex="Calibri Light1"/>
    </style:style>
    <style:style style:name="T5" style:family="text">
      <style:text-properties style:font-name="Calibri Light" fo:font-size="12pt" fo:language="en" fo:country="US" style:font-size-asian="12pt" style:font-name-complex="Calibri Light1" style:font-size-complex="12pt"/>
    </style:style>
    <style:style style:name="T6" style:family="text">
      <style:text-properties style:font-name="Calibri Light" fo:font-size="12pt" fo:language="en" fo:country="US" style:font-name-asian="Times New Roman1" style:font-size-asian="12pt" style:language-asian="fr" style:country-asian="FR" style:font-name-complex="Calibri Light1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sk the following questions to a mate</text:span></text:p>
      <text:p text:style-name="P1"><text:span text:style-name="T1">complete the questionnaire using </text:span><text:span text:style-name="T2">keywords or something visual (pics or symbols or ….) </text:span><text:span text:style-name="T3">ONLY </text:span><text:span text:style-name="T1">&amp; then</text:span></text:p>
      <text:p text:style-name="P1"><text:span text:style-name="T1"><text:s/>report to the class sharing your doc or PowerPoint </text:span></text:p>
      <text:p text:style-name="P2"/>
      <text:list xml:id="list5349793282620225542" text:style-name="WWNum1">
        <text:list-item>
          <text:p text:style-name="P11"><text:span text:style-name="T4">What word would describe you best? </text:span></text:p>
          <text:p text:style-name="P11"><text:span text:style-name="T4">- The Rabbit from Alice in Wonderland, no time.</text:span></text:p>
        </text:list-item>
        <text:list-item>
          <text:p text:style-name="P5"><text:span text:style-name="T5">What were the first impressions you got from walking into in our organization?</text:span></text:p>
          <text:p text:style-name="P5"><text:span text:style-name="T5">- A new beginning.</text:span></text:p>
        </text:list-item>
        <text:list-item>
          <text:p text:style-name="P7"><text:span text:style-name="T5">Name at least 1 of your strengths (Strong points)? And 1 of your flaws (Weak points)?</text:span></text:p>
          <text:p text:style-name="P7"><text:span text:style-name="T5">- Strong point Courage, weak point Time </text:span></text:p>
        </text:list-item>
        <text:list-item>
          <text:p text:style-name="P7"><text:span text:style-name="T5">What are your favorite websites, apps or other resources? Why?</text:span></text:p>
          <text:p text:style-name="P7"><text:span text:style-name="T5">- Instagram, for the network of distant friends , having lived all over France, I have contacts everywhere</text:span></text:p>
        </text:list-item>
        <text:list-item>
          <text:p text:style-name="P5"><text:span text:style-name="T5">What is your worst memory from work?</text:span></text:p>
          <text:p text:style-name="P5"><text:span text:style-name="T5">- Electrical work accident</text:span></text:p>
        </text:list-item>
        <text:list-item>
          <text:p text:style-name="P8"><text:span text:style-name="T5">If you could change something from the past, what would it be?</text:span></text:p>
          <text:p text:style-name="P8"><text:span text:style-name="T5">- Standing up to my mother and doing my studies today 20 years ago</text:span></text:p>
        </text:list-item>
        <text:list-item>
          <text:h text:style-name="P5" text:outline-level="3"><text:span text:style-name="T6">If you could compare yourself with any animal, which would it be and why?</text:span></text:h>
          <text:h text:style-name="P5" text:outline-level="3"><text:span text:style-name="T6">- A Cat, I always fall back on my paws.</text:span></text:h>
        </text:list-item>
        <text:list-item>
          <text:p text:style-name="P5"><text:span text:style-name="T5">What piece of advice would you give your previous boss?</text:span></text:p>
          <text:p text:style-name="P5"><text:span text:style-name="T5">- Learn the business before imposing unachievable deadlines</text:span></text:p>
        </text:list-item>
        <text:list-item>
          <text:p text:style-name="P4"><text:span text:style-name="T5">What makes you uncomfortable? </text:span></text:p>
          <text:p text:style-name="P4"><text:span text:style-name="T5">Being in a situation where I have no skills and therefore no control</text:span></text:p>
          <text:p text:style-name="P4"><text:soft-page-break/><text:span text:style-name="T5"/></text:p>
        </text:list-item>
        <text:list-item>
          <text:p text:style-name="P5"><text:span text:style-name="T5">What is your e</text:span><text:bookmark text:name="Bookmark"/><text:span text:style-name="T5">xperience in IT? </text:span></text:p>
          <text:p text:style-name="P9"><text:span text:style-name="T5">- website more than 20 years ago and automation</text:span></text:p>
        </text:list-item>
        <text:list-item>
          <text:p text:style-name="P5"><text:span text:style-name="T5">If I say “English”, what do you say? <text:s/></text:span></text:p>
          <text:list>
            <text:list-item>
              <text:list>
                <text:list-header>
                  <text:p text:style-name="P9"><text:span text:style-name="T5">- English breakfast</text:span></text:p>
                </text:list-header>
              </text:list>
            </text:list-item>
          </text:list>
        </text:list-item>
        <text:list-item>
          <text:p text:style-name="P5"><text:span text:style-name="T5">Do you have a question for me? </text:span></text:p>
        </text:list-item>
      </text:list>
      <text:list xml:id="list6900353903348317822" text:style-name="L1">
        <text:list-header>
          <text:p text:style-name="P10"><text:span text:style-name="T5"><text:s/><text:tab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therine Costenoble</meta:initial-creator>
    <dc:creator>JeSappel Groot</dc:creator>
    <meta:editing-cycles>17</meta:editing-cycles>
    <meta:print-date>2021-05-17T11:49:00</meta:print-date>
    <meta:creation-date>2020-01-23T13:39:00</meta:creation-date>
    <dc:date>2022-10-26T11:12:35.14</dc:date>
    <meta:editing-duration>PT1M32S</meta:editing-duration>
    <meta:generator>OpenOffice/4.1.7$Win32 OpenOffice.org_project/417m1$Build-9800</meta:generator>
    <meta:document-statistic meta:table-count="0" meta:image-count="0" meta:object-count="0" meta:page-count="2" meta:paragraph-count="27" meta:word-count="256" meta:character-count="13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